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cc4" officeooo:paragraph-rsid="00144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=-3</text:p>
      <text:p text:style-name="P1"></text:p>
      <text:p text:style-name="P1">if x&gt;0.0:</text:p>
      <text:p text:style-name="P1"><text:s/>print('positive')</text:p>
      <text:p text:style-name="P1"></text:p>
      <text:p text:style-name="P1">elif x&lt;0.0:</text:p>
      <text:p text:style-name="P1"><text:s/>print('negative')</text:p>
      <text:p text:style-name="P1"><text:s/>x=-1.0*x</text:p>
      <text:p text:style-name="P1">else:</text:p>
      <text:p text:style-name="P1"><text:s/>print('zero') </text:p>
      <text:p text:style-name="P1"></text:p>
      <text:p text:style-name="P1">if x&gt;0.0:</text:p>
      <text:p text:style-name="P1"><text:s/>print('+ve')</text:p>
      <text:p text:style-name="P1"></text:p>
      <text:p text:style-name="P1">else:</text:p>
      <text:p text:style-name="P1"><text:s/>if x&lt;0.0:</text:p>
      <text:p text:style-name="P1"><text:s text:c="2"/>print('-ve')</text:p>
      <text:p text:style-name="P1"><text:s text:c="2"/>x=-1.0*x</text:p>
      <text:p text:style-name="P1"><text:s/>else:</text:p>
      <text:p text:style-name="P1"><text:s text:c="2"/>print('0') </text:p>
      <text:p text:style-name="P1"/>
      <text:p text:style-name="P1"/>
      <text:p text:style-name="P1"/>
      <text:p text:style-name="P1"/>
      <text:p text:style-name="P1">students = {'1MS18IS100':'asha','1MS18IS101':'Ashok','1MS18IS102':'rekha','1MS18IS103':'suma'}</text:p>
      <text:p text:style-name="P1">list = ["value1","value2","value3","value4"]</text:p>
      <text:p text:style-name="P1">list2=[]</text:p>
      <text:p text:style-name="P1">j=0</text:p>
      <text:p text:style-name="P1"></text:p>
      <text:p text:style-name="P1">for i in students:</text:p>
      <text:p text:style-name="P1"></text:p>
      <text:p text:style-name="P1"><text:tab/>print("key is",i, "value is",students[i])</text:p>
      <text:p text:style-name="P1"><text:tab/>list[j]=students[i]</text:p>
      <text:p text:style-name="P1"><text:tab/>j=j+1</text:p>
      <text:p text:style-name="P1"></text:p>
      <text:p text:style-name="P1">print(list)</text:p>
      <text:p text:style-name="P1">print(students.keys())</text:p>
      <text:p text:style-name="P1">print(students.values())</text:p>
      <text:p text:style-name="P1">print(students.items())</text:p>
      <text:p text:style-name="P1"/>
      <text:p text:style-name="P1"/>
      <text:p text:style-name="P1">mydictionary = <text:s/>{</text:p>
      <text:p text:style-name="P1">"Name" : "Archie",</text:p>
      <text:p text:style-name="P1">"Identity" : "Student",</text:p>
      <text:p text:style-name="P1">"Age" : 17</text:p>
      <text:p text:style-name="P1">}</text:p>
      <text:p text:style-name="P1">print(mydictionary)</text:p>
      <text:p text:style-name="P1"/>
      <text:p text:style-name="P1">key=mydictionary["Name"]</text:p>
      <text:p text:style-name="P1">value=mydictionary.get("Name")</text:p>
      <text:p text:style-name="P1">print("Key is",key)</text:p>
      <text:p text:style-name="P1">print("Value is",val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22:31.034925020</meta:creation-date>
    <dc:date>2019-08-30T10:24:22.815744358</dc:date>
    <meta:editing-duration>P0D</meta:editing-duration>
    <meta:editing-cycles>1</meta:editing-cycles>
    <meta:document-statistic meta:table-count="0" meta:image-count="0" meta:object-count="0" meta:page-count="1" meta:paragraph-count="45" meta:word-count="62" meta:character-count="702" meta:non-whitespace-character-count="625"/>
    <meta:generator>LibreOffice/4.2.8.2$Linux_x86 LibreOffice_project/420m0$Build-2</meta:generator>
  </office:meta>
</office:document-meta>
</file>